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ce15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26/best-universities-for-blockchain-2022-cornell-university</text:p>
          </table:table-cell>
          <table:table-cell office:value-type="string" table:style-name="ce1">
            <text:p>Coindesk</text:p>
          </table:table-cell>
          <table:table-cell office:value-type="date" office:date-value="2022-09-30T00:00:00" table:style-name="ce3">
            <text:p>09/30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igital-assets/2023/06/07/blockchain-leaders-seek-refuge-in-friendly-house-hearing-as-us-regulators-crack-down-on-crypto/?sh=3390b2b6f7a8</text:p>
          </table:table-cell>
          <table:table-cell office:value-type="string" table:style-name="ce1">
            <text:p>Forbes</text:p>
          </table:table-cell>
          <table:table-cell office:value-type="date" office:date-value="2023-06-07T00:00:00" table:style-name="ce3">
            <text:p>06/07/23</text:p>
          </table:table-cell>
          <table:table-cell office:value-type="string" table:style-name="ce1">
            <text:p>Blockchain Leaders Seek Refuge In Friendly House Hearing As U.S. Regulators Crack Down On Crypt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some-binance-us-crypto-trading-was-a-mirage-the-sec-alleges-55a6e321?st=c0spps4z8klkky7&amp;reflink=desktopwebshare_permalink</text:p>
          </table:table-cell>
          <table:table-cell office:value-type="string" table:style-name="ce1">
            <text:p>Wall Street Journal</text:p>
          </table:table-cell>
          <table:table-cell office:value-type="date" office:date-value="2023-07-24T00:00:00" table:style-name="ce3">
            <text:p>07/24/23</text:p>
          </table:table-cell>
          <table:table-cell office:value-type="string" table:style-name="ce1">
            <text:p>Some Binance.US Crypto Trading Was a Mirage, the SEC Alleges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busybodytribune.com/china-deflation-us-inflation/">https://busybodytribune.com/china-deflation-us-inflation/</text:a></text:p>
          </table:table-cell>
          <table:table-cell office:value-type="string" table:style-name="ce1">
            <text:p>Busy Body Tribune</text:p>
          </table:table-cell>
          <table:table-cell office:value-type="date" office:date-value="2023-08-20T00:00:00" table:style-name="ce3">
            <text:p>08/20/23</text:p>
          </table:table-cell>
          <table:table-cell office:value-type="string" table:style-name="ce1">
            <text:p>China's Deflation Meets US Inflation: Impacts on Global Economy and Bitcoin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ngineering.cornell.edu/news/awards-honor-excellence-engineering-teaching-and-advising-0</text:p>
          </table:table-cell>
          <table:table-cell office:value-type="string" table:style-name="ce1">
            <text:p>Cornell Engineering</text:p>
          </table:table-cell>
          <table:table-cell office:value-type="date" office:date-value="2023-09-13T00:00:00" table:style-name="ce3">
            <text:p>09/13/23</text:p>
          </table:table-cell>
          <table:table-cell office:value-type="string" table:style-name="ce1">
            <text:p>Awards honor excellence in engineering teaching and advising</text:p>
          </table:table-cell>
          <table:table-cell office:value-type="string" table:style-name="ce1">
            <text:p>van renes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youtube.com/watch?v=rukfa3M1dg8</text:p>
          </table:table-cell>
          <table:table-cell office:value-type="string" table:style-name="ce1">
            <text:p>Bloomberg Technology</text:p>
          </table:table-cell>
          <table:table-cell office:value-type="date" office:date-value="2023-10-04T00:00:00" table:style-name="ce3">
            <text:p>10/04/23</text:p>
          </table:table-cell>
          <table:table-cell office:value-type="string" table:style-name="ce1">
            <text:p>Crypto Industry Self-Policing Won't Work, Says Cornell Professor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bellionresearch.com/2023-top-crypto-blockchain-minds</text:p>
          </table:table-cell>
          <table:table-cell office:value-type="string" table:style-name="ce1">
            <text:p>Rebellion Research</text:p>
          </table:table-cell>
          <table:table-cell office:value-type="date" office:date-value="2023-10-19T00:00:00" table:style-name="ce3">
            <text:p>10/19/23</text:p>
          </table:table-cell>
          <table:table-cell office:value-type="string" table:style-name="ce1">
            <text:p>2023 Top Crypto &amp; Blockchain Minds</text:p>
          </table:table-cell>
          <table:table-cell office:value-type="string" table:style-name="ce1">
            <text:p>parlour, 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ckzeit.com/beginners-guide-to-oasis/</text:p>
          </table:table-cell>
          <table:table-cell office:value-type="string" table:style-name="ce1">
            <text:p>Blockzeit</text:p>
          </table:table-cell>
          <table:table-cell office:value-type="date" office:date-value="2023-11-09T00:00:00" table:style-name="ce3">
            <text:p>11/09/23</text:p>
          </table:table-cell>
          <table:table-cell office:value-type="string" table:style-name="ce1">
            <text:p>Oasis Network Explained: Beginner's Guide To Oasi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project-syndicate.org/commentary/future-of-crypto-by-ari-juels-and-eswar-prasad-2023-11">https://www.project-syndicate.org/commentary/future-of-crypto-by-ari-juels-and-eswar-prasad-2023-11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3-11-15T00:00:00" table:style-name="ce3">
            <text:p>11/15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star.com/news/marketwatch/20231118320/crypto-will-overcome-the-stain-of-ftx-and-sam-bankman-fried</text:p>
          </table:table-cell>
          <table:table-cell office:value-type="string" table:style-name="ce1">
            <text:p>Morning Star</text:p>
          </table:table-cell>
          <table:table-cell office:value-type="date" office:date-value="2023-11-18T00:00:00" table:style-name="ce3">
            <text:p>11/18/23</text:p>
          </table:table-cell>
          <table:table-cell office:value-type="string" table:style-name="ce1">
            <text:p>Crypto will overcome the stain of FTX and Sam Bankman-Fried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coinrepublic.com/2023/11/22/will-buyers-assist-oasis-networks-price-to-continue-rising-upward/</text:p>
          </table:table-cell>
          <table:table-cell office:value-type="string" table:style-name="ce1">
            <text:p>The Coin Republic</text:p>
          </table:table-cell>
          <table:table-cell office:value-type="date" office:date-value="2023-11-22T00:00:00" table:style-name="ce3">
            <text:p>11/22/23</text:p>
          </table:table-cell>
          <table:table-cell office:value-type="string" table:style-name="ce1">
            <text:p>Will Buyers Assist Oasis Networks Price to Continue Rising Upward?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koreaittimes.com/news/articleView.html?idxno=127237</text:p>
          </table:table-cell>
          <table:table-cell office:value-type="string" table:style-name="ce1">
            <text:p>Korea IT Times</text:p>
          </table:table-cell>
          <table:table-cell office:value-type="date" office:date-value="2023-12-07T00:00:00" table:style-name="ce3">
            <text:p>12/07/23</text:p>
          </table:table-cell>
          <table:table-cell office:value-type="string" table:style-name="ce1">
            <text:p>The CfC St. Moritz Announces New Speakers and Launches Academic Research Track Supported by Swiss National Bank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jordantimes.com/opinion/ari-juels-and-eswar-prasad/whither-crypto</text:p>
          </table:table-cell>
          <table:table-cell office:value-type="string" table:style-name="ce1">
            <text:p>The Jordan Times</text:p>
          </table:table-cell>
          <table:table-cell office:value-type="date" office:date-value="2023-12-13T00:00:00" table:style-name="ce3">
            <text:p>12/13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mmagreen/2023/12/22/the-ups-and-daowns-of-autonomous-organisations/?sh=3688cd3a68e7</text:p>
          </table:table-cell>
          <table:table-cell office:value-type="string" table:style-name="ce1">
            <text:p>Forbes</text:p>
          </table:table-cell>
          <table:table-cell office:value-type="date" office:date-value="2023-12-22T00:00:00" table:style-name="ce3">
            <text:p>12/22/23</text:p>
          </table:table-cell>
          <table:table-cell office:value-type="string" table:style-name="ce1">
            <text:p>The Ups And DAOwns Of Autonomous Organisations</text:p>
          </table:table-cell>
          <table:table-cell office:value-type="string" table:style-name="ce1">
            <text:p>grimmelman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27-year-old-codebreaker-busted-myth-bitcoins-anonymity/</text:p>
          </table:table-cell>
          <table:table-cell office:value-type="string" table:style-name="ce1">
            <text:p>Wired</text:p>
          </table:table-cell>
          <table:table-cell office:value-type="date" office:date-value="2024-01-17T00:00:00" table:style-name="ce3">
            <text:p>01/17/24</text:p>
          </table:table-cell>
          <table:table-cell office:value-type="string" table:style-name="ce1">
            <text:p>How a 27-Year-Old Codebreaker Busted the Myth of Bitcoin's Anonymit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blockchains-kill-cornell-tech-professors-thriller-novel</text:p>
          </table:table-cell>
          <table:table-cell office:value-type="string" table:style-name="ce1">
            <text:p>Cornell Chronicle</text:p>
          </table:table-cell>
          <table:table-cell office:value-type="date" office:date-value="2024-02-14T00:00:00" table:style-name="ce3">
            <text:p>02/14/24</text:p>
          </table:table-cell>
          <table:table-cell office:value-type="string" table:style-name="ce1">
            <text:p>Blockchains kill in Cornell Tech professor's thriller novel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newsletters/2024-02-15/new-thriller-from-cornell-s-ari-juels-imagines-weaponizing-blockchain</text:p>
          </table:table-cell>
          <table:table-cell office:value-type="string" table:style-name="ce1">
            <text:p>Bloomberg Crypto</text:p>
          </table:table-cell>
          <table:table-cell office:value-type="date" office:date-value="2024-02-15T00:00:00" table:style-name="ce3">
            <text:p>02/15/24</text:p>
          </table:table-cell>
          <table:table-cell office:value-type="string" table:style-name="ce1">
            <text:p>New Thriller From Cornell's Ari Juels Imagines Weaponizing Blockcha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ooseveltislander.blogspot.com/2024/02/watch-video-of-cornell-tech-professor.html</text:p>
          </table:table-cell>
          <table:table-cell office:value-type="string" table:style-name="ce1">
            <text:p>Roosevelt Islander</text:p>
          </table:table-cell>
          <table:table-cell office:value-type="date" office:date-value="2024-02-16T00:00:00" table:style-name="ce3">
            <text:p>02/16/24</text:p>
          </table:table-cell>
          <table:table-cell office:value-type="string" table:style-name="ce1">
            <text:p>Watch Video of Cornell Tech Professor &amp; Author Ari Juels Discussing His Crypto Thriller Novel "The Oracle" at Event on Roosevelt Island Campus - Smart Contracts, Weaponized Blockchain, Murder, Mythical Greek Antiquities and a Shlubby Digital Hero too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joachims-myers-receive-prestigious-named-professorships</text:p>
          </table:table-cell>
          <table:table-cell office:value-type="string" table:style-name="ce1">
            <text:p>Cornell Chronicle</text:p>
          </table:table-cell>
          <table:table-cell office:value-type="date" office:date-value="2024-02-22T00:00:00" table:style-name="ce3">
            <text:p>02/22/24</text:p>
          </table:table-cell>
          <table:table-cell office:value-type="string" table:style-name="ce1">
            <text:p>Joachims, Myers receive prestigious named professorships</text:p>
          </table:table-cell>
          <table:table-cell office:value-type="string" table:style-name="ce1">
            <text:p>myer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oracle-thriller-novel-smart-contract</text:p>
          </table:table-cell>
          <table:table-cell office:value-type="string" table:style-name="ce1">
            <text:p>Blockworks</text:p>
          </table:table-cell>
          <table:table-cell office:value-type="date" office:date-value="2024-02-23T00:00:00" table:style-name="ce3">
            <text:p>02/23/24</text:p>
          </table:table-cell>
          <table:table-cell office:value-type="string" table:style-name="ce1">
            <text:p>How a smart contract gets away with murder: A review of 'The Oracle'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blockchain-ai-misleading-narrative</text:p>
          </table:table-cell>
          <table:table-cell office:value-type="string" table:style-name="ce1">
            <text:p>Blockworks</text:p>
          </table:table-cell>
          <table:table-cell office:value-type="date" office:date-value="2024-02-28T00:00:00" table:style-name="ce3">
            <text:p>02/28/24</text:p>
          </table:table-cell>
          <table:table-cell office:value-type="string" table:style-name="ce1">
            <text:p>What can blockchain do for AI? Not what you've heard.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mart-contract-ari-juels-book-oracle</text:p>
          </table:table-cell>
          <table:table-cell office:value-type="string" table:style-name="ce1">
            <text:p>Cointelegraph</text:p>
          </table:table-cell>
          <table:table-cell office:value-type="date" office:date-value="2024-02-29T00:00:00" table:style-name="ce3">
            <text:p>02/29/24</text:p>
          </table:table-cell>
          <table:table-cell office:value-type="string" table:style-name="ce1">
            <text:p>Murder by (smart) contract: Ari Juels publishes crypto thrill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-coindesk-com.cdn.ampproject.org/c/s/www.coindesk.com/consensus-magazine/2024/03/01/whats-at-the-intersection-of-crypto-and-ai-perhaps-murder/amp/</text:p>
          </table:table-cell>
          <table:table-cell office:value-type="string" table:style-name="ce1">
            <text:p>CoinDesk</text:p>
          </table:table-cell>
          <table:table-cell office:value-type="date" office:date-value="2024-03-01T00:00:00" table:style-name="ce3">
            <text:p>03/01/24</text:p>
          </table:table-cell>
          <table:table-cell office:value-type="string" table:style-name="ce1">
            <text:p>What's at the Intersection of Crypto and AI? Perhaps Murd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3/05/a-solid-surge-in-rose-crypto-price-is-another-pause-ahead/</text:p>
          </table:table-cell>
          <table:table-cell office:value-type="string" table:style-name="ce1">
            <text:p>The Market Periodical</text:p>
          </table:table-cell>
          <table:table-cell office:value-type="date" office:date-value="2024-03-05T00:00:00" table:style-name="ce3">
            <text:p>03/05/24</text:p>
          </table:table-cell>
          <table:table-cell office:value-type="string" table:style-name="ce1">
            <text:p>A Solid Surge in ROSE Crypto Price: Is Another Pause Ahead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ryptonewsbytes.com/sui-foundation-announces-recipients-of-sui-academic-research-awards/cryptocurrency/">https://cryptonewsbytes.com/sui-foundation-announces-recipients-of-sui-academic-research-awards/cryptocurrency/</text:a></text:p>
          </table:table-cell>
          <table:table-cell office:value-type="string" table:style-name="ce1">
            <text:p>CryptoNewsBytes</text:p>
          </table:table-cell>
          <table:table-cell office:value-type="date" office:date-value="2024-03-15T00:00:00" table:style-name="ce3">
            <text:p>03/15/24</text:p>
          </table:table-cell>
          <table:table-cell office:value-type="string" table:style-name="ce1">
            <text:p>Sui Foundation Announces Recipients of Sui Academic Research Awards</text:p>
          </table:table-cell>
          <table:table-cell office:value-type="string" table:style-name="ce1">
            <text:p>juels, 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ityandstateny.com/power-lists/2024/03/2024-trailblazers-law/394895/?oref=csny_powerlist_nl#kapil-longani">The 2024 Trailblazers in Law - City &amp; State New York (cityandstateny.com)</text:a></text:p>
          </table:table-cell>
          <table:table-cell office:value-type="string" table:style-name="ce1">
            <text:p>City &amp; State New York</text:p>
          </table:table-cell>
          <table:table-cell office:value-type="date" office:date-value="2024-03-18T00:00:00" table:style-name="ce3">
            <text:p>03/18/24</text:p>
          </table:table-cell>
          <table:table-cell office:value-type="string" table:style-name="ce1">
            <text:p>The 2024 Trailblazers in Law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zengernews/2024/03/21/bril-finance-pioneers-new-epoch-of-yield-optimization-in-web3/?sh=17cbe789683a</text:p>
          </table:table-cell>
          <table:table-cell office:value-type="string" table:style-name="ce1">
            <text:p>Forbes</text:p>
          </table:table-cell>
          <table:table-cell office:value-type="date" office:date-value="2024-03-21T00:00:00" table:style-name="ce3">
            <text:p>03/21/24</text:p>
          </table:table-cell>
          <table:table-cell office:value-type="string" table:style-name="ce1">
            <text:p>Bril Finance Pioneers New Epoch Of Yield Optimization In Web3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4/01/rose-crypto-failing-to-sustain-swing-highs-should-you-invest/</text:p>
          </table:table-cell>
          <table:table-cell office:value-type="string" table:style-name="ce1">
            <text:p>The Market Periodical</text:p>
          </table:table-cell>
          <table:table-cell office:value-type="date" office:date-value="2024-04-01T00:00:00" table:style-name="ce3">
            <text:p>04/01/24</text:p>
          </table:table-cell>
          <table:table-cell office:value-type="string" table:style-name="ce1">
            <text:p>ROSE Crypto Failing To Sustain Swing Highs, Should You Invest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5/15/what-the-dojs-first-mev-lawsuit-means-for-ethereum/</text:p>
          </table:table-cell>
          <table:table-cell office:value-type="string" table:style-name="ce1">
            <text:p>Coindesk</text:p>
          </table:table-cell>
          <table:table-cell office:value-type="date" office:date-value="2024-05-15T00:00:00" table:style-name="ce3">
            <text:p>05/15/24</text:p>
          </table:table-cell>
          <table:table-cell office:value-type="string" table:style-name="ce1">
            <text:p>What the DOJ's First MEV Lawsuit Means for Ethereu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6/13/what-levels-the-rose-crypto-price-must-breach-for-further-surge/</text:p>
          </table:table-cell>
          <table:table-cell office:value-type="string" table:style-name="ce1">
            <text:p>The Market Periodical</text:p>
          </table:table-cell>
          <table:table-cell office:value-type="date" office:date-value="2024-06-13T00:00:00" table:style-name="ce3">
            <text:p>06/13/24</text:p>
          </table:table-cell>
          <table:table-cell office:value-type="string" table:style-name="ce1">
            <text:p>What Levels the ROSE Crypto Price Must Breach For Further Surge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kathimerini.com/in-depth/interviews-in-depth/1243700/end-of-cash-is-a-near-reality-in-many-countries/</text:p>
          </table:table-cell>
          <table:table-cell office:value-type="string" table:style-name="ce1">
            <text:p>ekathimerini.com</text:p>
          </table:table-cell>
          <table:table-cell office:value-type="date" office:date-value="2024-07-12T00:00:00" table:style-name="ce3">
            <text:p>07/12/24</text:p>
          </table:table-cell>
          <table:table-cell office:value-type="string" table:style-name="ce1">
            <text:p>End of cash ‘is a near reality in many countries’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io/news/defi/now-you-see-me-now-you-dont-onchain-privacy</text:p>
          </table:table-cell>
          <table:table-cell office:value-type="string" table:style-name="ce1">
            <text:p>The Defiant</text:p>
          </table:table-cell>
          <table:table-cell office:value-type="date" office:date-value="2024-07-15T00:00:00" table:style-name="ce3">
            <text:p>07/15/24</text:p>
          </table:table-cell>
          <table:table-cell office:value-type="string" table:style-name="ce1">
            <text:p>Now You See Me, Now You Don't: Onchain Privacy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t.com/content/9194ca11-7788-4a1d-a6cc-cffea18d0c9d</text:p>
          </table:table-cell>
          <table:table-cell office:value-type="string" table:style-name="ce1">
            <text:p>Financial Times</text:p>
          </table:table-cell>
          <table:table-cell office:value-type="date" office:date-value="2024-08-05T00:00:00" table:style-name="ce3">
            <text:p>08/05/24</text:p>
          </table:table-cell>
          <table:table-cell office:value-type="string" table:style-name="ce1">
            <text:p>Thailand may tell us a great deal about the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ytimes.com/2024/08/09/opinion/crypto-2024-election.html">https://www.nytimes.com/2024/08/09/opinion/crypto-2024-election.html</text:a></text:p>
          </table:table-cell>
          <table:table-cell office:value-type="string" table:style-name="ce1">
            <text:p>The New York Times</text:p>
          </table:table-cell>
          <table:table-cell office:value-type="date" office:date-value="2024-08-09T00:00:00" table:style-name="ce3">
            <text:p>08/09/24</text:p>
          </table:table-cell>
          <table:table-cell office:value-type="string" table:style-name="ce1">
            <text:p>Don't Get Fooled Again by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www.cryptoglobe.com/latest/2024/08/cryptocurrencys-popularity-may-be-a-double-edged-sword-explains-renowned-economist/</text:p>
          </table:table-cell>
          <table:table-cell office:value-type="string" table:style-name="ce1">
            <text:p>CryptoGlobe</text:p>
          </table:table-cell>
          <table:table-cell office:value-type="date" office:date-value="2024-08-10T00:00:00" table:style-name="ce3">
            <text:p>08/10/24</text:p>
          </table:table-cell>
          <table:table-cell office:value-type="string" table:style-name="ce1">
            <text:p>Cryptocurrency’s Popularity May Be a Double-Edged Sword, Explains Renowned Economis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growing-crypto-risks-amid-misleading-promises-and-hype/</text:p>
          </table:table-cell>
          <table:table-cell office:value-type="string" table:style-name="ce1">
            <text:p>Bitcoin.com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Cornell Professor Warns of Growing Crypto Risks Amid Misleading Promises and Hyp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n/cryptocurrency-warning-from-professor/</text:p>
          </table:table-cell>
          <table:table-cell office:value-type="string" table:style-name="ce1">
            <text:p>Kripto Koin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Serious Cryptocurrency Warning from Cornell Professor: Risks Are Increasing!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ointelegraph.com/news/dark-daos-vitalik-buterin-cornell-researchers-mitigate-bribery-threats">https://cointelegraph.com/news/dark-daos-vitalik-buterin-cornell-researchers-mitigate-bribery-threats</text:a></text:p>
          </table:table-cell>
          <table:table-cell office:value-type="string" table:style-name="ce1">
            <text:p>Cointelegraph</text:p>
          </table:table-cell>
          <table:table-cell office:value-type="date" office:date-value="2024-08-16T00:00:00" table:style-name="ce3">
            <text:p>08/16/24</text:p>
          </table:table-cell>
          <table:table-cell office:value-type="string" table:style-name="ce1">
            <text:p>Dark DAOs: Vitalik Buterin explores ways to mitigate bribery threa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9/13/daos-need-a-vibe-check/</text:p>
          </table:table-cell>
          <table:table-cell office:value-type="string" table:style-name="ce1">
            <text:p>Coindesk</text:p>
          </table:table-cell>
          <table:table-cell office:value-type="date" office:date-value="2024-09-13T00:00:00" table:style-name="ce3">
            <text:p>09/13/24</text:p>
          </table:table-cell>
          <table:table-cell office:value-type="string" table:style-name="ce1">
            <text:p>DAOs Need a Vibe Chec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ailand-business-news.com/banking/155909-digital-wallets-exploring-the-future-of-financial-transactions</text:p>
          </table:table-cell>
          <table:table-cell office:value-type="string" table:style-name="ce1">
            <text:p>Thailand Business News</text:p>
          </table:table-cell>
          <table:table-cell office:value-type="date" office:date-value="2024-09-20T00:00:00" table:style-name="ce3">
            <text:p>09/20/24</text:p>
          </table:table-cell>
          <table:table-cell office:value-type="string" table:style-name="ce1">
            <text:p>Digital Wallets: Exploring the Future of Financial Transactio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4/10/07/us/politics/donald-trump-crypto-2024-campaign.html</text:p>
          </table:table-cell>
          <table:table-cell office:value-type="string" table:style-name="ce1">
            <text:p>The New York Times</text:p>
          </table:table-cell>
          <table:table-cell office:value-type="date" office:date-value="2024-10-07T00:00:00" table:style-name="ce3">
            <text:p>10/07/24</text:p>
          </table:table-cell>
          <table:table-cell office:value-type="string" table:style-name="ce1">
            <text:p>The ‘Crypto Punks’ Behind Trump’s Murky New Business Ven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podcasts/post-live/how-technology-is-reshaping-the-future-of-money-and-finance/</text:p>
          </table:table-cell>
          <table:table-cell office:value-type="string" table:style-name="ce1">
            <text:p>The Washington Post</text:p>
          </table:table-cell>
          <table:table-cell office:value-type="date" office:date-value="2024-10-25T00:00:00" table:style-name="ce3">
            <text:p>10/25/24</text:p>
          </table:table-cell>
          <table:table-cell office:value-type="string" table:style-name="ce1">
            <text:p>How technology is reshaping the future of money and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ymnts.com/cryptocurrency/2024/bitcoin-reaches-record-80k-following-trump-victory/</text:p>
          </table:table-cell>
          <table:table-cell office:value-type="string" table:style-name="ce1">
            <text:p>Pymnts</text:p>
          </table:table-cell>
          <table:table-cell office:value-type="date" office:date-value="2024-11-10T00:00:00" table:style-name="ce3">
            <text:p>11/10/24</text:p>
          </table:table-cell>
          <table:table-cell office:value-type="string" table:style-name="ce1">
            <text:p>Bitcoin Reaches Record $80K Following Trump Victor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tradingview.com/news/newsbtc:2b48d96d4094b:0-justin-drake-unveils-the-beam-chain-a-vision-for-ethereum-final-design/">https://www.tradingview.com/news/newsbtc:2b48d96d4094b:0-justin-drake-unveils-the-beam-chain-a-vision-for-ethereum-final-design/</text:a></text:p>
          </table:table-cell>
          <table:table-cell office:value-type="string" table:style-name="ce1">
            <text:p>TradingView</text:p>
          </table:table-cell>
          <table:table-cell office:value-type="date" office:date-value="2024-11-13T00:00:00" table:style-name="ce3">
            <text:p>11/13/24</text:p>
          </table:table-cell>
          <table:table-cell office:value-type="string" table:style-name="ce1">
            <text:p>Justin Drake Unveils ‘The Beam Chain’: A Vision For Ethereum Final Design</text:p>
          </table:table-cell>
          <table:table-cell office:value-type="string" table:style-name="ce1">
            <text:p>cach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estislandblog.com/ethereum-researchers-propose-beam-chain-for-greater-scalability-and-security/</text:p>
          </table:table-cell>
          <table:table-cell office:value-type="string" table:style-name="ce1">
            <text:p>West Island Blog</text:p>
          </table:table-cell>
          <table:table-cell office:value-type="date" office:date-value="2024-11-14T00:00:00" table:style-name="ce3">
            <text:p>11/14/24</text:p>
          </table:table-cell>
          <table:table-cell office:value-type="string" table:style-name="ce1">
            <text:p>Ethereum Researchers Propose ‘Beam Chain’ for Greater Scalability and Security</text:p>
          </table:table-cell>
          <table:table-cell office:value-type="string" table:style-name="ce1">
            <text:p>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headtopics.com/uk/bitcoin-doubles-in-value-trump-vows-to-make-the-us-the-62987550">https://headtopics.com/uk/bitcoin-doubles-in-value-trump-vows-to-make-the-us-the-62987550</text:a></text:p>
          </table:table-cell>
          <table:table-cell office:value-type="string" table:style-name="ce1">
            <text:p>Head Topics</text:p>
          </table:table-cell>
          <table:table-cell office:value-type="date" office:date-value="2024-12-06T00:00:00" table:style-name="ce3">
            <text:p>12/06/24</text:p>
          </table:table-cell>
          <table:table-cell office:value-type="string" table:style-name="ce1">
            <text:p>Bitcoin Doubles in Value, Trump Vows to Make the US the 'Crypto Capital of the Planet'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ews10.com/news/national/what-is-debanking-and-why-is-the-crypto-industry-upset/amp/">https://www.news10.com/news/national/what-is-debanking-and-why-is-the-crypto-industry-upset/amp/</text:a></text:p>
          </table:table-cell>
          <table:table-cell office:value-type="string" table:style-name="ce1">
            <text:p>News10 ABC</text:p>
          </table:table-cell>
          <table:table-cell office:value-type="date" office:date-value="2024-12-13T00:00:00" table:style-name="ce3">
            <text:p>12/13/24</text:p>
          </table:table-cell>
          <table:table-cell office:value-type="string" table:style-name="ce1">
            <text:p>What is ‘debanking,’ and why is the crypto industry upset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wbur.org/onpoint/2024/12/13/trump-crypto-election-bitcoin-policy">https://www.wbur.org/onpoint/2024/12/13/trump-crypto-election-bitcoin-policy</text:a></text:p>
          </table:table-cell>
          <table:table-cell office:value-type="string" table:style-name="ce1">
            <text:p>wbur</text:p>
          </table:table-cell>
          <table:table-cell office:value-type="date" office:date-value="2024-12-13T00:00:00" table:style-name="ce3">
            <text:p>12/13/24</text:p>
          </table:table-cell>
          <table:table-cell office:value-type="string" table:style-name="ce1">
            <text:p>What Trump’s crypto embrace means for the U.S.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video/bitcoin-behaving-even-riskier-asset-154500736.html</text:p>
          </table:table-cell>
          <table:table-cell office:value-type="string" table:style-name="ce1">
            <text:p>Yahoo Finance</text:p>
          </table:table-cell>
          <table:table-cell office:value-type="date" office:date-value="2025-02-04T00:00:00" table:style-name="ce3">
            <text:p>02/04/25</text:p>
          </table:table-cell>
          <table:table-cell office:value-type="string" table:style-name="ce1">
            <text:p>Bitcoin behaving like 'even riskier asset' on policy uncertain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ternationalaccountingbulletin.com/news/blockchain-technology-financial-auditing/</text:p>
          </table:table-cell>
          <table:table-cell office:value-type="string" table:style-name="ce1">
            <text:p>International Accounting Bulletin</text:p>
          </table:table-cell>
          <table:table-cell office:value-type="date" office:date-value="2025-02-10T00:00:00" table:style-name="ce3">
            <text:p>02/10/25</text:p>
          </table:table-cell>
          <table:table-cell office:value-type="string" table:style-name="ce1">
            <text:p>Blockchain technology can enhance financial auditing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phys.org/news/2025-02-blockchain-technology-benefits-industry.html">https://phys.org/news/2025-02-blockchain-technology-benefits-industry.html</text:a></text:p>
          </table:table-cell>
          <table:table-cell office:value-type="string" table:style-name="ce1">
            <text:p>Phys.org</text:p>
          </table:table-cell>
          <table:table-cell office:value-type="date" office:date-value="2025-02-19T00:00:00" table:style-name="ce3">
            <text:p>02/19/25</text:p>
          </table:table-cell>
          <table:table-cell office:value-type="string" table:style-name="ce1">
            <text:p>Blockchain technology could bring benefits to the auditing industry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ytimes.com/2025/03/04/business/dealbook/trump-crypto-reserve-what-we-know.html">https://www.nytimes.com/2025/03/04/business/dealbook/trump-crypto-reserve-what-we-know.html</text:a></text:p>
          </table:table-cell>
          <table:table-cell office:value-type="string" table:style-name="ce1">
            <text:p>The New York Times</text:p>
          </table:table-cell>
          <table:table-cell office:value-type="date" office:date-value="2025-03-04T00:00:00" table:style-name="ce3">
            <text:p>03/04/25</text:p>
          </table:table-cell>
          <table:table-cell office:value-type="string" table:style-name="ce1">
            <text:p>Trump’s Crypto Reserve Plan Raises Doubts. Here’s What We Know.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kuow.org/stories/4-things-to-know-about-trump-s-plan-for-a-crypto-strategic-reserve">https://www.kuow.org/stories/4-things-to-know-about-trump-s-plan-for-a-crypto-strategic-reserve</text:a></text:p>
          </table:table-cell>
          <table:table-cell office:value-type="string" table:style-name="ce1">
            <text:p>KUOW-NPR</text:p>
          </table:table-cell>
          <table:table-cell office:value-type="date" office:date-value="2025-03-04T00:00:00" table:style-name="ce3">
            <text:p>03/04/25</text:p>
          </table:table-cell>
          <table:table-cell office:value-type="string" table:style-name="ce1">
            <text:p>4 things to know about Trump's plan for a 'crypto strategic reserve'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lawfaremedia.org/article/lawfare-daily--carla-reyes-and-drew-hinkes-on-the-evolution-and-future-of-crypto-policy">https://www.lawfaremedia.org/article/lawfare-daily--carla-reyes-and-drew-hinkes-on-the-evolution-and-future-of-crypto-policy</text:a></text:p>
          </table:table-cell>
          <table:table-cell office:value-type="string" table:style-name="ce1">
            <text:p>Lawfare</text:p>
          </table:table-cell>
          <table:table-cell office:value-type="date" office:date-value="2025-03-11T00:00:00" table:style-name="ce3">
            <text:p>03/11/25</text:p>
          </table:table-cell>
          <table:table-cell office:value-type="string" table:style-name="ce1">
            <text:p>Carla Reyes and Drew Hinkes on the Evolution and Future of Crypto Policy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5">
            <text:p><text:a xlink:href="https://idfspokesperson.com/growth-in-bitcoin-and-stablecoin-adoption-could-accelerate-dedollarization/">https://idfspokesperson.com/growth-in-bitcoin-and-stablecoin-adoption-could-accelerate-dedollarization/</text:a></text:p>
          </table:table-cell>
          <table:table-cell office:value-type="string" table:style-name="ce1">
            <text:p>International Daily Finance</text:p>
          </table:table-cell>
          <table:table-cell office:value-type="date" office:date-value="2025-03-14T00:00:00" table:style-name="ce3">
            <text:p>03/14/25</text:p>
          </table:table-cell>
          <table:table-cell office:value-type="string" table:style-name="ce1">
            <text:p>Growth in Bitcoin and stablecoin adoption could accelerate dedollariz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number-rows-repeated="1046711" table:style-name="ro1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429</meta:generator>
    <dc:creator>Oana Gherman</dc:creator>
    <dc:date>2025-03-20T23:08:26Z</dc:date>
    <meta:editing-cycles>129</meta:editing-cycles>
    <meta:editing-duration>PT11400S</meta:editing-duration>
  </office:meta>
</office:document-meta>
</file>